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f07" officeooo:paragraph-rsid="000d0f07"/>
    </style:style>
    <style:style style:name="P2" style:family="paragraph" style:parent-style-name="Standard">
      <style:text-properties officeooo:paragraph-rsid="000d0f07"/>
    </style:style>
    <style:style style:name="P3" style:family="paragraph" style:parent-style-name="Standard">
      <style:text-properties officeooo:rsid="000ededa" officeooo:paragraph-rsid="000ededa"/>
    </style:style>
    <style:style style:name="P4" style:family="paragraph" style:parent-style-name="Heading_20_2">
      <style:text-properties officeooo:rsid="000d0f07" officeooo:paragraph-rsid="000d0f07"/>
    </style:style>
    <style:style style:name="P5" style:family="paragraph" style:parent-style-name="Heading_20_2">
      <style:text-properties officeooo:rsid="000ededa" officeooo:paragraph-rsid="000ededa"/>
    </style:style>
    <style:style style:name="T1" style:family="text">
      <style:text-properties officeooo:rsid="000d0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61_1871241900"/>Tyre size parser</text:p>
      <text:p text:style-name="P1"/>
      <text:p text:style-name="P1">Шины одного размера могут иметь различную маркировку. Наиболее звестные это Американский (дюймовый 31x10.5R16) и Европейский(Метрический). </text:p>
      <text:p text:style-name="P1"/>
      <text:p text:style-name="P1">В дюймовом размере указываются высота и ширина шины в дюймах, а так же дюймовый размер диска. Например 31x10.5R16.</text:p>
      <text:p text:style-name="P1"/>
      <text:p text:style-name="P1">Во втором случае маркировка включает ширину в миллиметрах высоту профиля шины в процентах и дюймовый размер диска: <text:s/>265/75R16</text:p>
      <text:p text:style-name="P1">Кроме того,ряд производителей маркирует легкогрузовые, грузовые <text:s/>и пневмо шины особым образом.</text:p>
      <text:p text:style-name="P2"><text:span text:style-name="T1">Так например у некоторых шин производства компании Interco ширина и высота поменяны местами (</text:span>16x35-16 <text:span text:style-name="T1">вместо 35x16-16 у шины Bogger B-119). Ряд пневмаоколес маркируют при помощи метрических единиц, но указывают не профиль а ширину и высоту: </text:span><text:a xlink:type="simple" xlink:href="http://www.extremetyre.ru/product.htm?id=tp0517">1300x700-24</text:a></text:p>
      <text:p text:style-name="P1">Некоторые шины вообще не содержат явную инфрмацию о размере в маркировке например Q78-15, или 160м.</text:p>
      <text:p text:style-name="P1"/>
      <text:p text:style-name="P1">Что бы единообразно работать с такими различными маркировками была написанна эта библиотека.</text:p>
      <text:p text:style-name="P1"/>
      <text:h text:style-name="P5" text:outline-level="2">Install</text:h>
      <text:h text:style-name="P4" text:outline-level="2"/>
      <text:h text:style-name="P4" text:outline-level="2">Usage</text:h>
      <text:p text:style-name="P1"/>
      <text:p text:style-name="P2"><text:span text:style-name="T1"><text:s/></text:span><text:bookmark-start text:name="__DdeLink__57_1871241900"/><text:span text:style-name="T1">try{</text:span></text:p>
      <text:p text:style-name="P3">$tyreSize = TyreSize::parseSize("36x12.5-16"); </text:p>
      <text:p text:style-name="P3">// Factory method that return instance of object of descendant of TyreSize <text:s/>depends of what type of marking on input</text:p>
      <text:p text:style-name="P3"/>
      <text:p text:style-name="P3">echo</text:p>
      <text:p text:style-name="P3"/>
      <text:p text:style-name="P3">}<text:bookmark-end text:name="__DdeLink__57_1871241900"/></text:p>
      <text:p text:style-name="P1"/>
      <text:p text:style-name="P1"/>
      <text:p text:style-name="P1"><text:bookmark-end text:name="__DdeLink__61_18712419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9:44:36.596754571</meta:creation-date>
    <dc:date>2017-04-13T11:04:34.175731028</dc:date>
    <meta:editing-duration>PT46M3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5" meta:word-count="156" meta:character-count="1116" meta:non-whitespace-character-count="969"/>
  </office:meta>
</office:document-meta>
</file>